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665in" fo:text-align="start" style:justify-single-word="false" fo:text-indent="0in" style:auto-text-indent="false"/>
      <style:text-properties fo:font-variant="normal" fo:text-transform="none" fo:color="#000000" style:font-name="Helvetica Neue" fo:font-size="9pt" fo:letter-spacing="normal" fo:font-style="normal" fo:font-weight="normal"/>
    </style:style>
    <style:style style:name="P2" style:family="paragraph" style:parent-style-name="Standard">
      <style:paragraph-properties fo:margin-left="0in" fo:margin-right="0in" style:line-height-at-least="0.1665in" fo:text-align="start" style:justify-single-word="false" fo:text-indent="0in" style:auto-text-indent="false"/>
      <style:text-properties fo:font-variant="normal" fo:text-transform="none" fo:color="#000000" style:font-name="Helvetica Neue" fo:font-size="9pt" fo:letter-spacing="normal" fo:font-style="normal" fo:font-weight="normal" officeooo:paragraph-rsid="0016f1f1"/>
    </style:style>
    <style:style style:name="P3" style:family="paragraph" style:parent-style-name="Standard">
      <style:paragraph-properties fo:margin-left="0in" fo:margin-right="0in" style:line-height-at-least="0.1665in" fo:text-align="start" style:justify-single-word="false" fo:text-indent="0in" style:auto-text-indent="false"/>
      <style:text-properties fo:font-variant="normal" fo:text-transform="none" fo:color="#000000" style:font-name="Helvetica Neue" fo:font-size="9pt" fo:letter-spacing="normal" fo:font-style="normal" fo:font-weight="normal" officeooo:rsid="00195952" officeooo:paragraph-rsid="001959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epp2014</text:p>
      <text:p text:style-name="P1"/>
      <text:p text:style-name="P2">@epp, </text:p>
      <text:p text:style-name="P2">@greensep, </text:p>
      <text:p text:style-name="P2">@theprogressives, </text:p>
      <text:p text:style-name="P2">@martinschulz, </text:p>
      <text:p text:style-name="P2">@skakeller </text:p>
      <text:p text:style-name="P2">@junckereu</text:p>
      <text:p text:style-name="P1"/>
      <text:p text:style-name="P1">Alright, so I need some data as followings:<text:line-break/>1. All historical tweets data from 6 different account during Feb 2014 - June 2014 and the top 20 RTs.<text:line-break/>2. All tweets who used a hashtag during the same period and the wordcloud<text:line-break/>3. The followers age (NOT Twitter age) from the 6 accounts.</text:p>
      <text:p text:style-name="P1"/>
      <text:p text:style-name="P1"/>
      <text:p text:style-name="P3">48386758198899916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1:35:32.242334900</meta:creation-date>
    <dc:date>2014-11-03T12:30:03.357955848</dc:date>
    <meta:editing-duration>P0D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1" meta:paragraph-count="9" meta:word-count="61" meta:character-count="377" meta:non-whitespace-character-count="320"/>
  </office:meta>
</office:document-meta>
</file>